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itstream Vera Sans" svg:font-family="'Bitstream Vera Sans'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c1c0a" officeooo:paragraph-rsid="000c1c0a"/>
    </style:style>
    <style:style style:name="P2" style:family="paragraph" style:parent-style-name="Text_20_body">
      <style:text-properties officeooo:rsid="000caad7" officeooo:paragraph-rsid="000caad7"/>
    </style:style>
    <style:style style:name="P3" style:family="paragraph" style:parent-style-name="Text_20_body" style:list-style-name="Numbering_20_1">
      <style:text-properties officeooo:rsid="000caad7" officeooo:paragraph-rsid="000caad7"/>
    </style:style>
    <style:style style:name="P4" style:family="paragraph" style:parent-style-name="Text_20_body">
      <loext:graphic-properties draw:fill="none"/>
      <style:paragraph-properties fo:margin-left="0.3752in" fo:margin-right="0in" fo:margin-top="0in" fo:margin-bottom="0.0972in" loext:contextual-spacing="false" fo:line-height="120%" fo:text-indent="-0.25in" style:auto-text-indent="false" fo:background-color="transparent"/>
      <style:text-properties officeooo:rsid="000caad7" officeooo:paragraph-rsid="000caad7"/>
    </style:style>
    <style:style style:name="P5" style:family="paragraph" style:parent-style-name="Text_20_body" style:list-style-name="Numbering_20_1">
      <loext:graphic-properties draw:fill="none"/>
      <style:paragraph-properties fo:margin-top="0in" fo:margin-bottom="0.0972in" loext:contextual-spacing="false" fo:line-height="120%" fo:background-color="transparent"/>
      <style:text-properties officeooo:rsid="000caad7" officeooo:paragraph-rsid="000caad7"/>
    </style:style>
    <style:style style:name="P6" style:family="paragraph" style:parent-style-name="Text_20_body" style:list-style-name="Numbering_20_1" style:master-page-name="">
      <loext:graphic-properties draw:fill="none"/>
      <style:paragraph-properties fo:margin-top="0in" fo:margin-bottom="0.0972in" loext:contextual-spacing="false" fo:line-height="120%" style:page-number="auto" fo:background-color="transparent"/>
      <style:text-properties officeooo:rsid="000caad7" officeooo:paragraph-rsid="000caad7"/>
    </style:style>
    <style:style style:name="P7" style:family="paragraph" style:parent-style-name="Text_20_body" style:list-style-name="Numbering_20_1" style:master-page-name="">
      <loext:graphic-properties draw:fill="none"/>
      <style:paragraph-properties fo:margin-top="0in" fo:margin-bottom="0.0972in" loext:contextual-spacing="false" fo:line-height="120%" style:page-number="auto" fo:background-color="transparent"/>
      <style:text-properties officeooo:rsid="000caad7" officeooo:paragraph-rsid="000caad7"/>
    </style:style>
    <style:style style:name="P8" style:family="paragraph" style:parent-style-name="Title">
      <style:text-properties officeooo:rsid="000c1c0a" officeooo:paragraph-rsid="000c1c0a"/>
    </style:style>
    <style:style style:name="P9" style:family="paragraph" style:parent-style-name="Title">
      <style:paragraph-properties fo:break-before="page"/>
      <style:text-properties officeooo:rsid="000caad7" officeooo:paragraph-rsid="000caad7"/>
    </style:style>
    <style:style style:name="P10" style:family="paragraph" style:parent-style-name="List_20_Contents" style:list-style-name="L5">
      <style:text-properties officeooo:rsid="000caad7" officeooo:paragraph-rsid="000caad7"/>
    </style:style>
    <style:style style:name="T1" style:family="text">
      <style:text-properties officeooo:rsid="000d35af"/>
    </style:style>
    <style:style style:name="T2" style:family="text">
      <style:text-properties officeooo:rsid="000dcb12"/>
    </style:style>
    <style:style style:name="T3" style:family="text">
      <style:text-properties style:text-underline-style="solid" style:text-underline-width="auto" style:text-underline-color="font-color" officeooo:rsid="000dcb12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1<text:span text:style-name="T1">8</text:span>. Factoring / Prime Numbers</text:p>
      <text:p text:style-name="P1"/>
      <text:p text:style-name="P2">For each of the following numbers factor them, or tell me it is <text:span text:style-name="T3">Prime</text:span></text:p>
      <text:p text:style-name="P2"/>
      <text:list xml:id="list6962245790707085882" text:style-name="Numbering_20_1">
        <text:list-item>
          <text:p text:style-name="P3">4</text:p>
        </text:list-item>
        <text:list-item>
          <text:p text:style-name="P3">6</text:p>
        </text:list-item>
        <text:list-item>
          <text:p text:style-name="P3">9</text:p>
        </text:list-item>
        <text:list-item>
          <text:p text:style-name="P3">15</text:p>
        </text:list-item>
        <text:list-item>
          <text:p text:style-name="P3">12</text:p>
        </text:list-item>
        <text:list-item>
          <text:p text:style-name="P3">18</text:p>
        </text:list-item>
        <text:list-item>
          <text:p text:style-name="P3">3</text:p>
        </text:list-item>
        <text:list-item>
          <text:p text:style-name="P3">5</text:p>
        </text:list-item>
        <text:list-item>
          <text:p text:style-name="P3">16</text:p>
        </text:list-item>
        <text:list-item>
          <text:p text:style-name="P6">11</text:p>
        </text:list-item>
        <text:list-item>
          <text:p text:style-name="P6">13</text:p>
        </text:list-item>
        <text:list-item>
          <text:p text:style-name="P5">19</text:p>
        </text:list-item>
        <text:list-item>
          <text:p text:style-name="P5">17</text:p>
        </text:list-item>
        <text:list-item>
          <text:p text:style-name="P5">21</text:p>
        </text:list-item>
        <text:list-item>
          <text:p text:style-name="P5">22</text:p>
        </text:list-item>
        <text:list-item>
          <text:p text:style-name="P5">5</text:p>
        </text:list-item>
        <text:list-item>
          <text:p text:style-name="P5">2</text:p>
        </text:list-item>
        <text:list-item>
          <text:p text:style-name="P5">7</text:p>
        </text:list-item>
        <text:list-item>
          <text:p text:style-name="P5">31</text:p>
        </text:list-item>
        <text:list-item>
          <text:p text:style-name="P5">27</text:p>
        </text:list-item>
      </text:list>
      <text:p text:style-name="P4"/>
      <text:p text:style-name="P9">18. Factoring/Prime Answers</text:p>
      <text:p text:style-name="P2"/>
      <text:list xml:id="list3142672023542867577" text:style-name="L5">
        <text:list-item>
          <text:p text:style-name="P10">2 x 2</text:p>
        </text:list-item>
        <text:list-item>
          <text:p text:style-name="P10">2 x 3</text:p>
        </text:list-item>
        <text:list-item>
          <text:p text:style-name="P10">3 x 3</text:p>
        </text:list-item>
        <text:list-item>
          <text:p text:style-name="P10">3 x 5</text:p>
        </text:list-item>
        <text:list-item>
          <text:p text:style-name="P10">3 x 4 or 6 x 2</text:p>
        </text:list-item>
        <text:list-item>
          <text:p text:style-name="P10">2 x 9 or 3 x 6</text:p>
        </text:list-item>
        <text:list-item>
          <text:p text:style-name="P10">Prime</text:p>
        </text:list-item>
        <text:list-item>
          <text:p text:style-name="P10">Prime</text:p>
        </text:list-item>
        <text:list-item>
          <text:p text:style-name="P10">2 x 8 or 4 x 4</text:p>
        </text:list-item>
        <text:list-item>
          <text:p text:style-name="P10">Prime</text:p>
        </text:list-item>
        <text:list-item>
          <text:p text:style-name="P10">Prime</text:p>
        </text:list-item>
        <text:list-item>
          <text:p text:style-name="P10">Prime</text:p>
        </text:list-item>
        <text:list-item>
          <text:p text:style-name="P10">Prime</text:p>
        </text:list-item>
        <text:list-item>
          <text:p text:style-name="P10">3 x 7</text:p>
        </text:list-item>
        <text:list-item>
          <text:p text:style-name="P10">2 x 11</text:p>
        </text:list-item>
        <text:list-item>
          <text:p text:style-name="P10">Prime</text:p>
        </text:list-item>
        <text:list-item>
          <text:p text:style-name="P10">Prime</text:p>
        </text:list-item>
        <text:list-item>
          <text:p text:style-name="P10">Prime</text:p>
        </text:list-item>
        <text:list-item>
          <text:p text:style-name="P10">Prime</text:p>
        </text:list-item>
        <text:list-item>
          <text:p text:style-name="P10">3 x 9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itstream Vera Sans" svg:font-family="'Bitstream Vera Sans'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ans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ans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" style:class="text">
      <style:paragraph-properties>
        <style:tab-stops/>
      </style:paragraph-properties>
      <style:text-properties fo:background-color="transparen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Bitstream Vera Sans" fo:font-family="'Bitstream Vera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Bitstream Vera Sans" fo:font-family="'Bitstream Vera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fo:font-family="'Bitstream Vera Sans'" style:font-family-generic="swiss"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Contents" style:display-name="List Contents" style:family="paragraph" style:parent-style-name="Standard" style:class="html" style:master-page-name="">
      <style:paragraph-properties fo:margin-left="0.3902in" fo:margin-right="0in" fo:line-height="100%" fo:text-align="start" style:justify-single-word="false" fo:text-indent="0in" style:auto-text-indent="true" style:page-number="auto" text:number-lines="true" text:line-number="1" style:snap-to-layout-grid="tru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21:39:38.976270195</meta:creation-date>
    <dc:date>2016-09-26T22:52:21.059210684</dc:date>
    <meta:editing-duration>PT1H40S</meta:editing-duration>
    <meta:editing-cycles>3</meta:editing-cycles>
    <meta:generator>LibreOffice/5.1.4.2$Linux_X86_64 LibreOffice_project/10m0$Build-2</meta:generator>
    <meta:print-date>2016-09-26T22:51:54.917142822</meta:print-date>
    <meta:document-statistic meta:table-count="0" meta:image-count="0" meta:object-count="0" meta:page-count="2" meta:paragraph-count="43" meta:word-count="134" meta:character-count="387" meta:non-whitespace-character-count="336"/>
  </office:meta>
</office:document-meta>
</file>